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ALLERCCO QUISPE, MARI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VALLE DE MONTERRICO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LLERCCO QUISPE, MAR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INTO CCANAHUIRE, EDGA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64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16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